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21mm"/>
    </style:style>
    <style:style style:name="co2" style:family="table-column">
      <style:table-column-properties fo:break-before="auto" style:column-width="17.41mm"/>
    </style:style>
    <style:style style:name="co3" style:family="table-column">
      <style:table-column-properties fo:break-before="auto" style:column-width="66.89mm"/>
    </style:style>
    <style:style style:name="co4" style:family="table-column">
      <style:table-column-properties fo:break-before="auto" style:column-width="82.66mm"/>
    </style:style>
    <style:style style:name="co5" style:family="table-column">
      <style:table-column-properties fo:break-before="auto" style:column-width="19.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7.39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fo:padding="1.36mm"/>
      <style:paragraph-properties fo:text-align="center"/>
      <style:text-properties fo:font-size="12pt"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31pt solid #000000"/>
    </style:style>
    <style:style style:name="ce4" style:family="table-cell" style:parent-style-name="Heading">
      <style:map style:condition="cell-content()=&quot;Offen&quot;" style:apply-style-name="StatusOffen" style:base-cell-address="Tabelle1.G2"/>
      <style:map style:condition="cell-content()=&quot;Fertig&quot;" style:apply-style-name="StatusFertig" style:base-cell-address="Tabelle1.G2"/>
      <style:map style:condition="cell-content()=&quot;&quot;" style:apply-style-name="Unbenannt1" style:base-cell-address="Tabelle1.G2"/>
    </style:style>
    <style:style style:name="ce5" style:family="table-cell" style:parent-style-name="Default">
      <style:map style:condition="cell-content()=&quot;Offen&quot;" style:apply-style-name="StatusOffen" style:base-cell-address="Tabelle1.G2"/>
      <style:map style:condition="cell-content()=&quot;Fertig&quot;" style:apply-style-name="StatusFertig" style:base-cell-address="Tabelle1.G2"/>
      <style:map style:condition="cell-content()=&quot;&quot;" style:apply-style-name="Unbenannt1" style:base-cell-address="Tabelle1.G2"/>
    </style:style>
    <style:style style:name="ce6" style:family="table-cell" style:parent-style-name="Status">
      <style:map style:condition="cell-content()=&quot;Offen&quot;" style:apply-style-name="StatusOffen" style:base-cell-address="Tabelle1.G4"/>
      <style:map style:condition="cell-content()=&quot;Fertig&quot;" style:apply-style-name="StatusFertig" style:base-cell-address="Tabelle1.G4"/>
      <style:map style:condition="cell-content()=&quot;&quot;" style:apply-style-name="Unbenannt1" style:base-cell-address="Tabelle1.G4"/>
    </style:style>
    <style:style style:name="ce7" style:family="table-cell" style:parent-style-name="Status">
      <style:map style:condition="cell-content()=&quot;Offen&quot;" style:apply-style-name="StatusOffen" style:base-cell-address="Tabelle1.G2"/>
      <style:map style:condition="cell-content()=&quot;Fertig&quot;" style:apply-style-name="StatusFertig" style:base-cell-address="Tabelle1.G2"/>
      <style:map style:condition="cell-content()=&quot;&quot;" style:apply-style-name="Unbenannt1" style:base-cell-address="Tabelle1.G2"/>
    </style:style>
    <style:style style:name="ce8" style:family="table-cell" style:parent-style-name="Status">
      <style:map style:condition="cell-content()=&quot;Offen&quot;" style:apply-style-name="StatusOffen" style:base-cell-address="Tabelle1.G8"/>
      <style:map style:condition="cell-content()=&quot;Fertig&quot;" style:apply-style-name="StatusFertig" style:base-cell-address="Tabelle1.G8"/>
      <style:map style:condition="cell-content()=&quot;&quot;" style:apply-style-name="Unbenannt1" style:base-cell-address="Tabelle1.G8"/>
    </style:style>
    <style:style style:name="ce9" style:family="table-cell" style:parent-style-name="Status">
      <style:map style:condition="cell-content()=&quot;Offen&quot;" style:apply-style-name="StatusOffen" style:base-cell-address="Tabelle1.G2"/>
      <style:map style:condition="cell-content()=&quot;Fertig&quot;" style:apply-style-name="StatusFertig" style:base-cell-address="Tabelle1.G2"/>
      <style:map style:condition="cell-content()=&quot;&quot;" style:apply-style-name="Unbenannt1" style:base-cell-address="Tabelle1.G2"/>
    </style:style>
    <style:style style:name="ce10" style:family="table-cell" style:parent-style-name="Default">
      <style:map style:condition="cell-content()=&quot;Offen&quot;" style:apply-style-name="StatusOffen" style:base-cell-address="Tabelle1.G2"/>
      <style:map style:condition="cell-content()=&quot;Fertig&quot;" style:apply-style-name="StatusFertig" style:base-cell-address="Tabelle1.G2"/>
      <style:map style:condition="cell-content()=&quot;&quot;" style:apply-style-name="Unbenannt1" style:base-cell-address="Tabelle1.G2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10"/>
        <table:table-row table:style-name="ro1">
          <table:table-cell table:style-name="ce1" office:value-type="string" calcext:value-type="string" table:number-columns-spanned="7" table:number-rows-spanned="1">
            <text:p>Product Backlog</text:p>
          </table:table-cell>
          <table:covered-table-cell table:number-columns-repeated="5" table:style-name="ce2"/>
          <table:covered-table-cell table:style-name="Default"/>
        </table:table-row>
        <table:table-row table:style-name="ro2">
          <table:table-cell table:style-name="Heading" office:value-type="string" calcext:value-type="string">
            <text:p>ID</text:p>
          </table:table-cell>
          <table:table-cell table:style-name="Heading" office:value-type="string" calcext:value-type="string">
            <text:p>Als</text:p>
          </table:table-cell>
          <table:table-cell table:style-name="Heading" office:value-type="string" calcext:value-type="string">
            <text:p>brauche ich...</text:p>
          </table:table-cell>
          <table:table-cell table:style-name="Heading" office:value-type="string" calcext:value-type="string">
            <text:p>damit...</text:p>
          </table:table-cell>
          <table:table-cell table:style-name="Heading" office:value-type="string" calcext:value-type="string">
            <text:p>Aufwand</text:p>
          </table:table-cell>
          <table:table-cell table:style-name="Heading" office:value-type="string" calcext:value-type="string">
            <text:p>Von</text:p>
          </table:table-cell>
          <table:table-cell table:style-name="ce4" office:value-type="string" calcext:value-type="string">
            <text:p>Status</text:p>
          </table:table-cell>
        </table:table-row>
        <table:table-row table:style-name="ro3">
          <table:table-cell table:style-name="Stufe" office:value-type="string" calcext:value-type="string" table:number-columns-spanned="7" table:number-rows-spanned="1">
            <text:p>Stufe 1</text:p>
          </table:table-cell>
          <table:covered-table-cell table:number-columns-repeated="5" table:style-name="ce3"/>
          <table:covered-table-cell table:style-name="ce5"/>
        </table:table-row>
        <table:table-row table:style-name="ro4">
          <table:table-cell table:style-name="Thema" office:value-type="float" office:value="5" calcext:value-type="float">
            <text:p>5</text:p>
          </table:table-cell>
          <table:table-cell table:style-name="Thema" office:value-type="string" calcext:value-type="string">
            <text:p>Benutzer</text:p>
          </table:table-cell>
          <table:table-cell table:style-name="Beschreibung" office:value-type="string" calcext:value-type="string">
            <text:p>Öffnen der Dateien in einem externen Editor</text:p>
          </table:table-cell>
          <table:table-cell table:style-name="Beschreibung" office:value-type="string" calcext:value-type="string">
            <text:p>Suchmöglichkeiten und andere Funktionalitäten des externen Editors ausnutzen.</text:p>
          </table:table-cell>
          <table:table-cell table:style-name="Aufwand"/>
          <table:table-cell table:style-name="Entwickler"/>
          <table:table-cell table:style-name="ce6" office:value-type="string" calcext:value-type="string">
            <text:p>Offen</text:p>
          </table:table-cell>
        </table:table-row>
        <table:table-row table:style-name="ro4">
          <table:table-cell table:style-name="Thema" office:value-type="float" office:value="4" calcext:value-type="float">
            <text:p>4</text:p>
          </table:table-cell>
          <table:table-cell table:style-name="Thema" office:value-type="string" calcext:value-type="string">
            <text:p>Benutzer</text:p>
          </table:table-cell>
          <table:table-cell table:style-name="Beschreibung" office:value-type="string" calcext:value-type="string">
            <text:p>Beim Schließen eines Archivs auch geöffnete Dateien schließen.</text:p>
          </table:table-cell>
          <table:table-cell table:style-name="Beschreibung" office:value-type="string" calcext:value-type="string">
            <text:p>Fehlerkorrektur</text:p>
          </table:table-cell>
          <table:table-cell table:style-name="Aufwand"/>
          <table:table-cell table:style-name="Entwickler"/>
          <table:table-cell table:style-name="ce6" office:value-type="string" calcext:value-type="string">
            <text:p>Fertig</text:p>
          </table:table-cell>
        </table:table-row>
        <table:table-row table:style-name="ro4">
          <table:table-cell table:style-name="Thema" office:value-type="float" office:value="3" calcext:value-type="float">
            <text:p>3</text:p>
          </table:table-cell>
          <table:table-cell table:style-name="Thema" office:value-type="string" calcext:value-type="string">
            <text:p>Entwickler</text:p>
          </table:table-cell>
          <table:table-cell table:style-name="Beschreibung" office:value-type="string" calcext:value-type="string">
            <text:p>Umstellung auf Volltextsuche mit Lucene</text:p>
          </table:table-cell>
          <table:table-cell table:style-name="Beschreibung" office:value-type="string" calcext:value-type="string">
            <text:p>Erweiterbare Suchmöglichkeiten bei optimaler Geschwindigkeit</text:p>
          </table:table-cell>
          <table:table-cell table:style-name="Aufwand" office:value-type="float" office:value="5" calcext:value-type="float">
            <text:p>5</text:p>
          </table:table-cell>
          <table:table-cell table:style-name="Entwickler" office:value-type="string" calcext:value-type="string">
            <text:p>mf</text:p>
          </table:table-cell>
          <table:table-cell table:style-name="ce6" office:value-type="string" calcext:value-type="string">
            <text:p>Offen</text:p>
          </table:table-cell>
        </table:table-row>
        <table:table-row table:style-name="ro5">
          <table:table-cell table:style-name="Thema" office:value-type="float" office:value="2" calcext:value-type="float">
            <text:p>2</text:p>
          </table:table-cell>
          <table:table-cell table:style-name="Thema" office:value-type="string" calcext:value-type="string">
            <text:p>Benutzer</text:p>
          </table:table-cell>
          <table:table-cell table:style-name="Beschreibung" office:value-type="string" calcext:value-type="string">
            <text:p>Zuletzt besuchte Archive merken</text:p>
          </table:table-cell>
          <table:table-cell table:style-name="Beschreibung" office:value-type="string" calcext:value-type="string">
            <text:p>Verbesserung der Benutzerfreundlichkeit</text:p>
          </table:table-cell>
          <table:table-cell table:style-name="Aufwand" office:value-type="float" office:value="1" calcext:value-type="float">
            <text:p>1</text:p>
          </table:table-cell>
          <table:table-cell table:style-name="Entwickler" office:value-type="string" calcext:value-type="string">
            <text:p>mf</text:p>
          </table:table-cell>
          <table:table-cell table:style-name="ce7" office:value-type="string" calcext:value-type="string">
            <text:p>Fertig</text:p>
          </table:table-cell>
        </table:table-row>
        <table:table-row table:style-name="ro4">
          <table:table-cell table:style-name="Thema" office:value-type="float" office:value="1" calcext:value-type="float">
            <text:p>1</text:p>
          </table:table-cell>
          <table:table-cell table:style-name="Thema" office:value-type="string" calcext:value-type="string">
            <text:p>Benutzer</text:p>
          </table:table-cell>
          <table:table-cell table:style-name="Beschreibung" office:value-type="string" calcext:value-type="string">
            <text:p>Laden der Properties-Dateien mit der Kodierung ISO-8859-15</text:p>
          </table:table-cell>
          <table:table-cell table:style-name="Beschreibung" office:value-type="string" calcext:value-type="string">
            <text:p>Umlaute und Sonderzeichen richtig angezeigt werden.</text:p>
          </table:table-cell>
          <table:table-cell table:style-name="Aufwand" office:value-type="float" office:value="1" calcext:value-type="float">
            <text:p>1</text:p>
          </table:table-cell>
          <table:table-cell table:style-name="Entwickler" office:value-type="string" calcext:value-type="string">
            <text:p>mf</text:p>
          </table:table-cell>
          <table:table-cell table:style-name="ce8" office:value-type="string" calcext:value-type="string">
            <text:p>Fertig</text:p>
          </table:table-cell>
        </table:table-row>
        <table:table-row table:style-name="ro5">
          <table:table-cell table:style-name="Stufe" office:value-type="string" calcext:value-type="string" table:number-columns-spanned="7" table:number-rows-spanned="1">
            <text:p>Stufe 2</text:p>
          </table:table-cell>
          <table:covered-table-cell table:number-columns-repeated="5"/>
          <table:covered-table-cell table:style-name="ce5"/>
        </table:table-row>
        <table:table-row table:style-name="ro5">
          <table:table-cell table:style-name="Thema" table:number-columns-repeated="2"/>
          <table:table-cell table:style-name="Beschreibung" table:number-columns-repeated="2"/>
          <table:table-cell table:style-name="Aufwand"/>
          <table:table-cell table:style-name="Entwickler"/>
          <table:table-cell table:style-name="ce9"/>
        </table:table-row>
        <table:table-row table:style-name="ro5">
          <table:table-cell table:style-name="Stufe" office:value-type="string" calcext:value-type="string" table:number-columns-spanned="7" table:number-rows-spanned="1">
            <text:p>Stufe 3</text:p>
          </table:table-cell>
          <table:covered-table-cell table:number-columns-repeated="5"/>
          <table:covered-table-cell table:style-name="ce5"/>
        </table:table-row>
        <table:table-row table:style-name="ro3">
          <table:table-cell table:style-name="Thema" table:number-columns-repeated="2"/>
          <table:table-cell table:style-name="Beschreibung" table:number-columns-repeated="2"/>
          <table:table-cell table:style-name="Aufwand"/>
          <table:table-cell table:style-name="Entwickler"/>
          <table:table-cell table:style-name="ce9"/>
        </table:table-row>
        <table:table-row table:style-name="ro3" table:number-rows-repeated="239">
          <table:table-cell table:number-columns-repeated="6"/>
          <table:table-cell table:style-name="Default"/>
        </table:table-row>
        <table:table-row table:style-name="ro3" table:number-rows-repeated="1048323">
          <table:table-cell table:number-columns-repeated="7"/>
        </table:table-row>
        <table:table-row table:style-name="ro5">
          <table:table-cell table:number-columns-repeated="7"/>
        </table:table-row>
        <table:table-row table:style-name="ro5">
          <table:table-cell table:number-columns-repeated="7"/>
        </table:table-row>
        <calcext:conditional-formats>
          <calcext:conditional-format calcext:target-range-address="Tabelle1.G9:Tabelle1.G12 Tabelle1.G252:Tabelle1.G1048574 Tabelle1.G2:Tabelle1.G3">
            <calcext:condition calcext:apply-style-name="StatusOffen" calcext:value="=&quot;Offen&quot;" calcext:base-cell-address="Tabelle1.G2"/>
            <calcext:condition calcext:apply-style-name="StatusFertig" calcext:value="=&quot;Fertig&quot;" calcext:base-cell-address="Tabelle1.G2"/>
            <calcext:condition calcext:apply-style-name="Unbenannt1" calcext:value="=&quot;&quot;" calcext:base-cell-address="Tabelle1.G2"/>
          </calcext:conditional-format>
          <calcext:conditional-format calcext:target-range-address="Tabelle1.G7:Tabelle1.G7">
            <calcext:condition calcext:apply-style-name="StatusOffen" calcext:value="=&quot;Offen&quot;" calcext:base-cell-address="Tabelle1.G7"/>
            <calcext:condition calcext:apply-style-name="StatusFertig" calcext:value="=&quot;Fertig&quot;" calcext:base-cell-address="Tabelle1.G7"/>
            <calcext:condition calcext:apply-style-name="Unbenannt1" calcext:value="=&quot;&quot;" calcext:base-cell-address="Tabelle1.G7"/>
          </calcext:conditional-format>
          <calcext:conditional-format calcext:target-range-address="Tabelle1.G4:Tabelle1.G6">
            <calcext:condition calcext:apply-style-name="StatusOffen" calcext:value="=&quot;Offen&quot;" calcext:base-cell-address="Tabelle1.G4"/>
            <calcext:condition calcext:apply-style-name="StatusFertig" calcext:value="=&quot;Fertig&quot;" calcext:base-cell-address="Tabelle1.G4"/>
            <calcext:condition calcext:apply-style-name="Unbenannt1" calcext:value="=&quot;&quot;" calcext:base-cell-address="Tabelle1.G4"/>
          </calcext:conditional-format>
          <calcext:conditional-format calcext:target-range-address="Tabelle1.G8:Tabelle1.G8">
            <calcext:condition calcext:apply-style-name="StatusOffen" calcext:value="=&quot;Offen&quot;" calcext:base-cell-address="Tabelle1.G8"/>
            <calcext:condition calcext:apply-style-name="StatusFertig" calcext:value="=&quot;Fertig&quot;" calcext:base-cell-address="Tabelle1.G8"/>
            <calcext:condition calcext:apply-style-name="Unbenannt1" calcext:value="=&quot;&quot;" calcext:base-cell-address="Tabelle1.G8"/>
          </calcext:conditional-format>
        </calcext:conditional-formats>
      </table:table>
      <table:table table:name="Tabelle2" table:style-name="ta1">
        <table:table-column table:style-name="co6" table:default-cell-style-name="Default"/>
        <table:table-row table:style-name="ro3">
          <table:table-cell/>
        </table:table-row>
      </table:table>
      <table:table table:name="Tabelle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10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Aufwand" style:family="table-cell" style:parent-style-name="Default">
      <style:table-cell-properties style:text-align-source="fix" style:repeat-content="false" fo:background-color="transparent" fo:border="0.26pt solid #000000" style:vertical-align="top" loext:vertical-justify="auto"/>
      <style:paragraph-properties fo:text-align="center" css3t:text-justify="auto"/>
    </style:style>
    <style:style style:name="Thema" style:family="table-cell" style:parent-style-name="Default">
      <style:table-cell-properties style:text-align-source="fix" style:repeat-content="false" fo:background-color="transparent" fo:border="0.26pt solid #000000" style:vertical-align="top" loext:vertical-justify="auto"/>
      <style:paragraph-properties fo:text-align="end" css3t:text-justify="auto"/>
    </style:style>
    <style:style style:name="Entwickler" style:family="table-cell" style:parent-style-name="Default">
      <style:table-cell-properties style:text-align-source="fix" style:repeat-content="false" fo:border="0.26pt solid #000000" style:vertical-align="justify" loext:vertical-justify="auto"/>
      <style:paragraph-properties fo:text-align="center" css3t:text-justify="auto"/>
    </style:style>
    <style:style style:name="Stufe" style:family="table-cell" style:parent-style-name="Default" style:data-style-name="N100">
      <style:table-cell-properties fo:background-color="#83caff" style:text-align-source="fix" style:repeat-content="false" fo:border="0.26pt solid #000000" loext:vertical-justify="auto"/>
      <style:paragraph-properties fo:text-align="start" css3t:text-justify="auto"/>
      <style:text-properties fo:font-weight="bold"/>
    </style:style>
    <style:style style:name="Beschreibung" style:family="table-cell" style:parent-style-name="Thema" style:data-style-name="N100">
      <style:table-cell-properties style:text-align-source="fix" style:repeat-content="false" fo:background-color="transparent" fo:wrap-option="wrap" fo:border="0.26pt solid #000000" loext:vertical-justify="auto"/>
      <style:paragraph-properties fo:text-align="start" css3t:text-justify="auto"/>
      <style:text-properties fo:hyphenate="true"/>
    </style:style>
    <style:style style:name="Status" style:family="table-cell" style:parent-style-name="Default" style:data-style-name="N100">
      <style:table-cell-properties fo:background-color="#c0c0c0" style:text-align-source="fix" style:repeat-content="false" fo:border="0.06pt solid #000000" style:vertical-align="middle" loext:vertical-justify="auto"/>
      <style:paragraph-properties fo:text-align="center" css3t:text-justify="auto"/>
    </style:style>
    <style:style style:name="StatusOffen" style:family="table-cell" style:parent-style-name="Default">
      <style:table-cell-properties fo:background-color="#ff420e"/>
    </style:style>
    <style:style style:name="StatusFertig" style:family="table-cell" style:parent-style-name="Default">
      <style:table-cell-properties fo:background-color="#00cccc"/>
    </style:style>
    <style:style style:name="Unbenannt1" style:family="table-cell" style:parent-style-name="Status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Langfristiger Plan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.00.0000</text:date>, <text:time style:data-style-name="N2" text:time-value="09:22:07.84937391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08:59:32.55</meta:creation-date>
    <dc:date>2015-07-15T09:42:08.245509584</dc:date>
    <meta:editing-duration>PT5H41M23S</meta:editing-duration>
    <meta:editing-cycles>15</meta:editing-cycles>
    <meta:generator>LibreOffice/4.4.2.2$Linux_X86_64 LibreOffice_project/40m0$Build-2</meta:generator>
    <meta:document-statistic meta:table-count="3" meta:cell-count="42" meta:object-count="0"/>
  </office:meta>
</office:document-meta>
</file>